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7.8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62cm"/>
    </style:style>
    <style:style style:name="co7" style:family="table-column">
      <style:table-column-properties fo:break-before="auto" style:column-width="5.736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20.18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4.006cm"/>
    </style:style>
    <style:style style:name="co12" style:family="table-column">
      <style:table-column-properties fo:break-before="auto" style:column-width="3.776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border="0.06pt solid #000000" style:vertical-align="middle"/>
    </style:style>
    <style:style style:name="ce10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06" table:default-cell-style-name="ce4"/>
        <table:table-column table:style-name="co14" table:default-cell-style-name="ce4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0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0" table:number-columns-repeated="1007"/>
          <table:table-cell table:number-columns-repeated="3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ECV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6" office:value-type="string" calcext:value-type="string">
            <text:p>The main data type in a data set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data typ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frequenci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 Institution numbers from the &lt;a href=http://www.isni.org/&gt; ISNI &lt;/a&gt; database are included where possible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organisations in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processing level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 table:number-columns-repeated="2"/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product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9" table:number-columns-repeated="2"/>
          <table:table-cell table:style-name="ce11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This concept scheme represents the sensor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9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03:00.466308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09:03:46.695695551</dc:date>
    <meta:editing-cycles>45</meta:editing-cycles>
    <meta:editing-duration>PT4H16M20S</meta:editing-duration>
    <meta:document-statistic meta:table-count="1" meta:cell-count="86" meta:object-count="0"/>
  </office:meta>
</office:document-meta>
</file>